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9bbb59"/>
    </style:style>
    <style:style style:name="ce5" style:family="table-cell" style:parent-style-name="Default" style:data-style-name="N2">
      <style:table-cell-properties fo:background-color="#9bbb5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x_sched_single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solibasis</text:p>
          </table:table-cell>
          <table:table-cell/>
          <table:table-cell office:value-type="string" calcext:value-type="string">
            <text:p>year</text:p>
          </table:table-cell>
          <table:table-cell/>
          <table:table-cell table:style-name="ce4" office:value-type="string" calcext:value-type="string">
            <text:p>soli</text:p>
          </table:table-cell>
          <table:table-cell table:number-columns-repeated="1009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5" table:formula="of:=MIN(0.055*[.D2];MAX(0.119*([.D2] -16956); 0)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table:style-name="ce5" table:formula="of:=0.0375 * [.D3]" office:value-type="float" office:value="225" calcext:value-type="float">
            <text:p>22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03" calcext:value-type="float">
            <text:p>2003</text:p>
          </table:table-cell>
          <table:table-cell/>
          <table:table-cell table:style-name="ce5" table:formula="of:=MIN(0.055*[.D4];MAX(0.2*([.D4] - 972); 0))" office:value-type="float" office:value="275" calcext:value-type="float">
            <text:p>27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table:style-name="ce5" table:formula="of:=MIN(0.055*[.D5];MAX(0.2*([.D5] - 939); 0))" office:value-type="float" office:value="165" calcext:value-type="float">
            <text:p>16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table:style-name="ce5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table:style-name="ce5" table:formula="of:=MIN(0.075*[.D5];MAX(0.2*([.D5] - 681); 0))" office:value-type="float" office:value="225" calcext:value-type="float">
            <text:p>225.00</text:p>
          </table:table-cell>
          <table:table-cell table:number-columns-repeated="1009"/>
        </table:table-row>
        <table:table-row table:style-name="ro1" table:number-rows-repeated="104856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2:23:38.397929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12T22:24:33.119678927</dc:date>
    <meta:editing-duration>PT27M54S</meta:editing-duration>
    <meta:editing-cycles>9</meta:editing-cycles>
    <meta:document-statistic meta:table-count="1" meta:cell-count="42" meta:object-count="0"/>
  </office:meta>
</office:document-meta>
</file>